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25-03-1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24-03-2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23-03-14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22-03-1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21-03-16 2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20-04-27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3464" calcext:value-type="float">
            <text:p>49.8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19-03-26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6264" calcext:value-type="float">
            <text:p>49.3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18-03-21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4784" calcext:value-type="float">
            <text:p>48.9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17-03-07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1592" calcext:value-type="float">
            <text:p>48.5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16-03-31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0216" calcext:value-type="float">
            <text:p>48.2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15-03-04 0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14-08-07 0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44" calcext:value-type="float">
            <text:p>47.7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14-03-19 0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13-03-21 0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12-08-29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12-03-20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11-09-2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068" calcext:value-type="float">
            <text:p>47.3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11-03-29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10-09-2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10-03-15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09-09-22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09-03-25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08-09-0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08-03-24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07-09-0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07-03-2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06-09-1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05-09-12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05-03-31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04-09-1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04-03-30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03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02-09-18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01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01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0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200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9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8976" calcext:value-type="float">
            <text:p>45.9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9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98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98-03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97-11-18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97-03-04 0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96-11-1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5928" calcext:value-type="float">
            <text:p>45.9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96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95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94-10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9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9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9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92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92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9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9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90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9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89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89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8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0328" calcext:value-type="float">
            <text:p>46.8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8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87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1912" calcext:value-type="float">
            <text:p>47.3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8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8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8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8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8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2824" calcext:value-type="float">
            <text:p>48.5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84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9168" calcext:value-type="float">
            <text:p>48.9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8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83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7704" calcext:value-type="float">
            <text:p>49.4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82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3352" calcext:value-type="float">
            <text:p>51.2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82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3296" calcext:value-type="float">
            <text:p>49.9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81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81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0864" calcext:value-type="float">
            <text:p>51.8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80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8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8176" calcext:value-type="float">
            <text:p>50.9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79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7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78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2552" calcext:value-type="float">
            <text:p>52.4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7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77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6296" calcext:value-type="float">
            <text:p>51.1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77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5296" calcext:value-type="float">
            <text:p>50.7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76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7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75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75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74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0416" calcext:value-type="float">
            <text:p>49.8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7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3048" calcext:value-type="float">
            <text:p>49.5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73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73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4864" calcext:value-type="float">
            <text:p>49.5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7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1544" calcext:value-type="float">
            <text:p>49.6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72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7096" calcext:value-type="float">
            <text:p>49.9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7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1472" calcext:value-type="float">
            <text:p>51.4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71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7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1704" calcext:value-type="float">
            <text:p>50.9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70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8488" calcext:value-type="float">
            <text:p>51.1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6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74" calcext:value-type="float">
            <text:p>51.5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68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0176" calcext:value-type="float">
            <text:p>51.7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67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6272" calcext:value-type="float">
            <text:p>51.7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6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5416" calcext:value-type="float">
            <text:p>51.7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6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5272" calcext:value-type="float">
            <text:p>51.3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5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57117554801</text:p>
          </table:table-cell>
          <table:table-cell office:value-type="string" calcext:value-type="string">
            <text:p>006N010W22D001S</text:p>
          </table:table-cell>
          <table:table-cell office:value-type="string" calcext:value-type="string">
            <text:p>1951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72" meta:object-count="0"/>
    <meta:user-defined meta:name="AppVersion">3.0</meta:user-defined>
  </office:meta>
</office:document-meta>
</file>